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ContentInterceptorTests.throwsExceptionWithNullPath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ContentInterceptorTests.mappedCacheConfigurationOverridesGlobal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bContentInterceptorTests.pathPatterns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entInterceptorTests.cachingConfigAndPragmaHeader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ContentInterceptorTests.emptyCacheConfiguration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ContentInterceptorTests.preventCacheConfiguration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ContentInterceptorTests.http10CachingConfigAndPragmaHeader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ContentInterceptorTests.cacheResourcesConfiguration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ContentInterceptorTests.http10CachingConfigAndSpecificMapping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